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.482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436cm"/>
    </style:style>
    <style:style style:name="co6" style:family="table-column">
      <style:table-column-properties fo:break-before="auto" style:column-width="1.254cm"/>
    </style:style>
    <style:style style:name="co7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757cm"/>
    </style:style>
    <style:style style:name="co13" style:family="table-column">
      <style:table-column-properties fo:break-before="auto" style:column-width="2.314cm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2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1aca6" style:text-align-source="fix" style:repeat-content="false" fo:wrap-option="wrap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 fo:margin-left="0cm"/>
      <style:text-properties fo:color="#8d281e" fo:font-weight="bold" style:font-weight-asian="bold" style:font-weight-complex="bold"/>
    </style:style>
    <style:style style:name="ce12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ISEVEN( ROW() ))" style:apply-style-name="EVEN" style:base-cell-address="corrigindo.A3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355269" style:text-align-source="fix" style:repeat-content="false" style:vertical-align="middle"/>
      <style:paragraph-properties fo:text-align="start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  <style:map style:condition="is-true-formula(ISEVEN( ROW() ))" style:apply-style-name="EVEN" style:base-cell-address="corrigindo.A3"/>
    </style:style>
    <style:style style:name="ce23" style:family="table-cell" style:parent-style-name="Default">
      <style:table-cell-properties fo:background-color="#355269" style:text-align-source="fix" style:repeat-content="false" style:vertical-align="middle"/>
      <style:paragraph-properties fo:text-align="start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  <style:map style:condition="is-true-formula(ISEVEN( ROW() ))" style:apply-style-name="EVEN" style:base-cell-address="corrigindo.A3"/>
    </style:style>
    <style:style style:name="ce25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26" style:family="table-cell" style:parent-style-name="Default" style:data-style-name="N4">
      <style:table-cell-properties fo:background-color="#81aca6" style:text-align-source="fix" style:repeat-content="false" fo:wrap-option="wrap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7" style:family="table-cell" style:parent-style-name="Default" style:data-style-name="N4">
      <style:table-cell-properties fo:background-color="#dee7e5" style:text-align-source="fix" style:repeat-content="false" fo:wrap-option="wrap" style:vertical-align="middle"/>
      <style:paragraph-properties fo:text-align="center" fo:margin-left="0cm"/>
      <style:text-properties fo:color="#8d281e" fo:font-weight="bold" style:font-weight-asian="bold" style:font-weight-complex="bold"/>
    </style:style>
    <style:style style:name="ce28" style:family="table-cell" style:parent-style-name="Default" style:data-style-name="N4">
      <style:table-cell-properties fo:background-color="#355269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center" fo:margin-left="0cm"/>
      <style:map style:condition="is-true-formula(ISEVEN( ROW() ))" style:apply-style-name="EVEN" style:base-cell-address="corrigindo.A3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color="#8d281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is-true-formula(ISEVEN( ROW() ))" style:apply-style-name="EVEN" style:base-cell-address="corrigindo.A3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281e" fo:font-style="normal" style:text-underline-style="solid" style:text-underline-width="auto" style:text-underline-color="font-color" style:font-style-asian="normal" style:font-style-complex="normal"/>
      <style:map style:condition="is-true-formula(ISEVEN( ROW() ))" style:apply-style-name="EVEN" style:base-cell-address="corrigindo.A3"/>
    </style:style>
    <style:style style:name="ce33" style:family="table-cell" style:parent-style-name="Default" style:data-style-name="N107">
      <style:table-cell-properties fo:background-color="#81aca6" style:text-align-source="fix" style:repeat-content="false" fo:wrap-option="wrap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4" style:family="table-cell" style:parent-style-name="Default" style:data-style-name="N107">
      <style:table-cell-properties fo:background-color="#dee7e5" style:text-align-source="fix" style:repeat-content="false" fo:wrap-option="wrap" style:vertical-align="middle"/>
      <style:paragraph-properties fo:text-align="center" fo:margin-left="0cm"/>
      <style:text-properties fo:color="#8d281e" fo:font-weight="bold" style:font-weight-asian="bold" style:font-weight-complex="bold"/>
    </style:style>
    <style:style style:name="ce35" style:family="table-cell" style:parent-style-name="Default" style:data-style-name="N107">
      <style:table-cell-properties fo:background-color="#355269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3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map style:condition="is-true-formula(ISEVEN( ROW() ))" style:apply-style-name="EVEN" style:base-cell-address="corrigindo.A3"/>
    </style:style>
    <style:style style:name="ce3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8">
      <style:table-cell-properties fo:background-color="#81aca6" style:text-align-source="fix" style:repeat-content="false" fo:wrap-option="wrap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9" style:family="table-cell" style:parent-style-name="Default" style:data-style-name="N108">
      <style:table-cell-properties fo:background-color="#dee7e5" style:text-align-source="fix" style:repeat-content="false" fo:wrap-option="wrap" style:vertical-align="middle"/>
      <style:paragraph-properties fo:text-align="center" fo:margin-left="0cm"/>
      <style:text-properties fo:color="#8d281e"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#355269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4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map style:condition="is-true-formula(ISEVEN( ROW() ))" style:apply-style-name="EVEN" style:base-cell-address="corrigindo.A3"/>
    </style:style>
    <style:style style:name="ce4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12">
      <style:table-cell-properties fo:background-color="#81aca6" style:text-align-source="fix" style:repeat-content="false" fo:wrap-option="wrap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4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fo:color="#8d281e" fo:font-weight="bold" style:font-weight-asian="bold" style:font-weight-complex="bold"/>
    </style:style>
    <style:style style:name="ce45" style:family="table-cell" style:parent-style-name="Default" style:data-style-name="N112">
      <style:table-cell-properties fo:background-color="#355269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4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map style:condition="is-true-formula(ISEVEN( ROW() ))" style:apply-style-name="EVEN" style:base-cell-address="corrigindo.A3"/>
    </style:style>
    <style:style style:name="ce4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tyle="italic" style:font-style-asian="italic" style:font-style-complex="italic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9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112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rrigindo" table:style-name="ta1">
        <office:forms form:automatic-focus="false" form:apply-design-mode="false"/>
        <table:table-column table:style-name="co12" table:default-cell-style-name="ce60"/>
        <table:table-column table:style-name="co2" table:number-columns-repeated="3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31"/>
        <table:table-column table:style-name="co6" table:default-cell-style-name="ce60"/>
        <table:table-column table:style-name="co7" table:default-cell-style-name="ce60"/>
        <table:table-column table:style-name="co13" table:default-cell-style-name="ce60"/>
        <table:table-column table:style-name="co9" table:default-cell-style-name="ce37"/>
        <table:table-column table:style-name="co7" table:default-cell-style-name="ce42"/>
        <table:table-column table:style-name="co10" table:default-cell-style-name="ce47"/>
        <table:table-column table:style-name="co10" table:number-columns-repeated="1011" table:default-cell-style-name="ce60"/>
        <table:table-row table:style-name="ro5">
          <table:table-cell table:style-name="ce10" office:value-type="string" calcext:value-type="string">
            <text:p>Test number</text:p>
          </table:table-cell>
          <table:table-cell table:style-name="ce10" office:value-type="string" calcext:value-type="string">
            <text:p>image</text:p>
          </table:table-cell>
          <table:table-cell table:style-name="ce10" office:value-type="string" calcext:value-type="string">
            <text:p>sigma</text:p>
          </table:table-cell>
          <table:table-cell table:style-name="ce10" office:value-type="string" calcext:value-type="string">
            <text:p>window_radius</text:p>
          </table:table-cell>
          <table:table-cell table:style-name="ce10" office:value-type="string" calcext:value-type="string">
            <text:p>patch_radius</text:p>
          </table:table-cell>
          <table:table-cell table:style-name="ce10" office:value-type="string" calcext:value-type="string">
            <text:p>distances</text:p>
          </table:table-cell>
          <table:table-cell table:style-name="ce26" office:value-type="string" calcext:value-type="string">
            <text:p>angles [rad]</text:p>
          </table:table-cell>
          <table:table-cell table:style-name="ce10" office:value-type="string" calcext:value-type="string">
            <text:p>symmetric</text:p>
          </table:table-cell>
          <table:table-cell table:style-name="ce10" office:value-type="string" calcext:value-type="string">
            <office:annotation draw:style-name="gr1" draw:text-style-name="P2" svg:width="2.899cm" svg:height="2.966cm" svg:x="14.257cm" svg:y="0cm" draw:caption-point-x="-0.61cm" draw:caption-point-y="0.01cm">
              <dc:date>2021-12-02T00:00:00</dc:date>
              <text:p text:style-name="P1"><text:span text:style-name="T1">0: contrast, 1:dissimilarity, 2:homogeneity,</text:span></text:p>
              <text:p text:style-name="P1"><text:span text:style-name="T1">3:energy, 4:correlation, 5:ASM,</text:span></text:p>
              <text:p text:style-name="P1"><text:span text:style-name="T1">All:0,1,2,3,4,5</text:span></text:p>
            </office:annotation>
            <text:p>props</text:p>
          </table:table-cell>
          <table:table-cell table:style-name="ce10" office:value-type="string" calcext:value-type="string">
            <text:p>obs</text:p>
          </table:table-cell>
          <table:table-cell table:style-name="ce33" office:value-type="string" calcext:value-type="string">
            <text:p>PSNR [dB]</text:p>
          </table:table-cell>
          <table:table-cell table:style-name="ce38" office:value-type="string" calcext:value-type="string">
            <text:p>MSSIM</text:p>
          </table:table-cell>
          <table:table-cell table:style-name="ce43" office:value-type="string" calcext:value-type="string">
            <text:p>TEMPO</text:p>
          </table:table-cell>
          <table:table-cell table:style-name="ce48" table:number-columns-repeated="1011"/>
        </table:table-row>
        <table:table-row table:style-name="ro2">
          <table:table-cell table:style-name="ce11" office:value-type="string" calcext:value-type="string">
            <text:p>BEST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34" table:formula="of:=MAX([.K4:.K1026] )" office:value-type="float" office:value="29.660288" calcext:value-type="float">
            <text:p>29,660</text:p>
          </table:table-cell>
          <table:table-cell table:style-name="ce39" table:formula="of:=MAX([.L4:.L1026] )" office:value-type="float" office:value="0.961416" calcext:value-type="float">
            <text:p>0,9614</text:p>
          </table:table-cell>
          <table:table-cell table:style-name="ce44" table:formula="of:=MIN([.M4:.M1026] )" office:value-type="time" office:time-value="PT00H02M18S" calcext:value-type="time">
            <text:p>02:18</text:p>
          </table:table-cell>
          <table:table-cell table:style-name="ce48" table:number-columns-repeated="1011"/>
        </table:table-row>
        <table:table-row table:style-name="ro2">
          <table:table-cell table:style-name="ce12" office:value-type="string" calcext:value-type="string">
            <text:p>Noisy 25</text:p>
          </table:table-cell>
          <table:table-cell table:style-name="ce20" table:number-columns-spanned="12" table:number-rows-spanned="1"/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1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813608" calcext:value-type="float">
            <text:p>19,814</text:p>
          </table:table-cell>
          <table:table-cell table:style-name="ce41" office:value-type="float" office:value="0.834295" calcext:value-type="float">
            <text:p>0,8343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2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669039" calcext:value-type="float">
            <text:p>19,669</text:p>
          </table:table-cell>
          <table:table-cell table:style-name="ce41" office:value-type="float" office:value="0.463866" calcext:value-type="float">
            <text:p>0,4639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4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728899" calcext:value-type="float">
            <text:p>19,729</text:p>
          </table:table-cell>
          <table:table-cell table:style-name="ce41" office:value-type="float" office:value="0.535687" calcext:value-type="float">
            <text:p>0,5357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647579" calcext:value-type="float">
            <text:p>19,648</text:p>
          </table:table-cell>
          <table:table-cell table:style-name="ce41" office:value-type="float" office:value="0.672708" calcext:value-type="float">
            <text:p>0,6727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1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655326" calcext:value-type="float">
            <text:p>19,655</text:p>
          </table:table-cell>
          <table:table-cell table:style-name="ce41" office:value-type="float" office:value="0.595675" calcext:value-type="float">
            <text:p>0,5957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2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858301" calcext:value-type="float">
            <text:p>19,858</text:p>
          </table:table-cell>
          <table:table-cell table:style-name="ce41" office:value-type="float" office:value="0.435628" calcext:value-type="float">
            <text:p>0,4356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3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710964" calcext:value-type="float">
            <text:p>19,711</text:p>
          </table:table-cell>
          <table:table-cell table:style-name="ce41" office:value-type="float" office:value="0.617235" calcext:value-type="float">
            <text:p>0,6172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5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762057" calcext:value-type="float">
            <text:p>19,762</text:p>
          </table:table-cell>
          <table:table-cell table:style-name="ce41" office:value-type="float" office:value="0.430075" calcext:value-type="float">
            <text:p>0,4301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6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71749" calcext:value-type="float">
            <text:p>19,717</text:p>
          </table:table-cell>
          <table:table-cell table:style-name="ce41" office:value-type="float" office:value="0.742305" calcext:value-type="float">
            <text:p>0,7423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7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736264" calcext:value-type="float">
            <text:p>19,736</text:p>
          </table:table-cell>
          <table:table-cell table:style-name="ce41" office:value-type="float" office:value="0.532454" calcext:value-type="float">
            <text:p>0,5325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9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729362" calcext:value-type="float">
            <text:p>19,729</text:p>
          </table:table-cell>
          <table:table-cell table:style-name="ce41" office:value-type="float" office:value="0.782859" calcext:value-type="float">
            <text:p>0,7829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24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648662" calcext:value-type="float">
            <text:p>19,649</text:p>
          </table:table-cell>
          <table:table-cell table:style-name="ce41" office:value-type="float" office:value="0.645515" calcext:value-type="float">
            <text:p>0,6455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Noisy 50</text:p>
          </table:table-cell>
          <table:table-cell table:style-name="ce20" table:number-columns-spanned="12" table:number-rows-spanned="1"/>
          <table:covered-table-cell table:style-name="ce23"/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1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961609" calcext:value-type="float">
            <text:p>14,962</text:p>
          </table:table-cell>
          <table:table-cell table:style-name="ce41" office:value-type="float" office:value="0.658757" calcext:value-type="float">
            <text:p>0,6588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2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478848" calcext:value-type="float">
            <text:p>14,479</text:p>
          </table:table-cell>
          <table:table-cell table:style-name="ce41" office:value-type="float" office:value="0.276578" calcext:value-type="float">
            <text:p>0,2766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4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700403" calcext:value-type="float">
            <text:p>14,700</text:p>
          </table:table-cell>
          <table:table-cell table:style-name="ce41" office:value-type="float" office:value="0.308956" calcext:value-type="float">
            <text:p>0,3090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474003" calcext:value-type="float">
            <text:p>14,474</text:p>
          </table:table-cell>
          <table:table-cell table:style-name="ce41" office:value-type="float" office:value="0.400534" calcext:value-type="float">
            <text:p>0,4005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1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572746" calcext:value-type="float">
            <text:p>14,573</text:p>
          </table:table-cell>
          <table:table-cell table:style-name="ce41" office:value-type="float" office:value="0.368693" calcext:value-type="float">
            <text:p>0,3687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2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896636" calcext:value-type="float">
            <text:p>14,897</text:p>
          </table:table-cell>
          <table:table-cell table:style-name="ce41" office:value-type="float" office:value="0.245761" calcext:value-type="float">
            <text:p>0,2458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3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712109" calcext:value-type="float">
            <text:p>14,712</text:p>
          </table:table-cell>
          <table:table-cell table:style-name="ce41" office:value-type="float" office:value="0.38706" calcext:value-type="float">
            <text:p>0,3871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5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760775" calcext:value-type="float">
            <text:p>14,761</text:p>
          </table:table-cell>
          <table:table-cell table:style-name="ce41" office:value-type="float" office:value="0.24316" calcext:value-type="float">
            <text:p>0,2432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6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664087" calcext:value-type="float">
            <text:p>14,664</text:p>
          </table:table-cell>
          <table:table-cell table:style-name="ce41" office:value-type="float" office:value="0.499973" calcext:value-type="float">
            <text:p>0,5000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7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708397" calcext:value-type="float">
            <text:p>14,708</text:p>
          </table:table-cell>
          <table:table-cell table:style-name="ce41" office:value-type="float" office:value="0.320712" calcext:value-type="float">
            <text:p>0,3207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9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678192" calcext:value-type="float">
            <text:p>14,678</text:p>
          </table:table-cell>
          <table:table-cell table:style-name="ce41" office:value-type="float" office:value="0.541077" calcext:value-type="float">
            <text:p>0,5411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24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479049" calcext:value-type="float">
            <text:p>14,479</text:p>
          </table:table-cell>
          <table:table-cell table:style-name="ce41" office:value-type="float" office:value="0.413919" calcext:value-type="float">
            <text:p>0,4139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T[1~8]</text:p>
          </table:table-cell>
          <table:table-cell table:style-name="ce20" office:value-type="string" calcext:value-type="string" table:number-columns-spanned="12" table:number-rows-spanned="1">
            <text:p>variando ângulo e simetria da GLCM</text:p>
          </table:table-cell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,00</text:p>
          </table:table-cell>
          <table:table-cell table:style-name="ce32" office:value-type="string" calcext:value-type="string">
            <text:p>tru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4.096048" calcext:value-type="float">
            <text:p>24,096</text:p>
          </table:table-cell>
          <table:table-cell table:style-name="ce41" office:value-type="float" office:value="0.803039" calcext:value-type="float">
            <text:p>0,8030</text:p>
          </table:table-cell>
          <table:table-cell table:style-name="ce46" office:value-type="time" office:time-value="PT00H10M31S" calcext:value-type="time">
            <text:p>10:31</text:p>
          </table:table-cell>
          <table:table-cell table:number-columns-repeated="1011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,00</text:p>
          </table:table-cell>
          <table:table-cell table:style-name="ce32" office:value-type="string" calcext:value-type="string">
            <text:p>fals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4.04063" calcext:value-type="float">
            <text:p>24,041</text:p>
          </table:table-cell>
          <table:table-cell table:style-name="ce41" office:value-type="float" office:value="0.801958" calcext:value-type="float">
            <text:p>0,8020</text:p>
          </table:table-cell>
          <table:table-cell table:style-name="ce46" office:value-type="time" office:time-value="PT00H09M59S" calcext:value-type="time">
            <text:p>09:59</text:p>
          </table:table-cell>
          <table:table-cell table:number-columns-repeated="1011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PI()/4" office:value-type="float" office:value="0.785398163397448" calcext:value-type="float">
            <text:p>0,79</text:p>
          </table:table-cell>
          <table:table-cell table:style-name="ce32" office:value-type="string" calcext:value-type="string">
            <text:p>tru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4.136611" calcext:value-type="float">
            <text:p>24,137</text:p>
          </table:table-cell>
          <table:table-cell table:style-name="ce41" office:value-type="float" office:value="0.804205" calcext:value-type="float">
            <text:p>0,8042</text:p>
          </table:table-cell>
          <table:table-cell table:style-name="ce46" office:value-type="time" office:time-value="PT00H10M24S" calcext:value-type="time">
            <text:p>10:24</text:p>
          </table:table-cell>
          <table:table-cell table:number-columns-repeated="1011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PI()/4" office:value-type="float" office:value="0.785398163397448" calcext:value-type="float">
            <text:p>0,79</text:p>
          </table:table-cell>
          <table:table-cell table:style-name="ce32" office:value-type="string" calcext:value-type="string">
            <text:p>fals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4.013818" calcext:value-type="float">
            <text:p>24,014</text:p>
          </table:table-cell>
          <table:table-cell table:style-name="ce41" office:value-type="float" office:value="0.801184" calcext:value-type="float">
            <text:p>0,8012</text:p>
          </table:table-cell>
          <table:table-cell table:style-name="ce46" office:value-type="time" office:time-value="PT00H10M02S" calcext:value-type="time">
            <text:p>10:02</text:p>
          </table:table-cell>
          <table:table-cell table:number-columns-repeated="1011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PI()/2" office:value-type="float" office:value="1.5707963267949" calcext:value-type="float">
            <text:p>1,57</text:p>
          </table:table-cell>
          <table:table-cell table:style-name="ce32" office:value-type="string" calcext:value-type="string">
            <text:p>tru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4.078656" calcext:value-type="float">
            <text:p>24,079</text:p>
          </table:table-cell>
          <table:table-cell table:style-name="ce41" office:value-type="float" office:value="0.802232" calcext:value-type="float">
            <text:p>0,8022</text:p>
          </table:table-cell>
          <table:table-cell table:style-name="ce46" office:value-type="time" office:time-value="PT00H10M31S" calcext:value-type="time">
            <text:p>10:31</text:p>
          </table:table-cell>
          <table:table-cell table:number-columns-repeated="1011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PI()/2" office:value-type="float" office:value="1.5707963267949" calcext:value-type="float">
            <text:p>1,57</text:p>
          </table:table-cell>
          <table:table-cell table:style-name="ce32" office:value-type="string" calcext:value-type="string">
            <text:p>fals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3.989843" calcext:value-type="float">
            <text:p>23,990</text:p>
          </table:table-cell>
          <table:table-cell table:style-name="ce41" office:value-type="float" office:value="0.801098" calcext:value-type="float">
            <text:p>0,8011</text:p>
          </table:table-cell>
          <table:table-cell table:style-name="ce46" office:value-type="time" office:time-value="PT00H10M15S" calcext:value-type="time">
            <text:p>10:15</text:p>
          </table:table-cell>
          <table:table-cell table:number-columns-repeated="1011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3*PI()/4" office:value-type="float" office:value="2.35619449019234" calcext:value-type="float">
            <text:p>2,36</text:p>
          </table:table-cell>
          <table:table-cell table:style-name="ce32" office:value-type="string" calcext:value-type="string">
            <text:p>tru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4.199869" calcext:value-type="float">
            <text:p>24,200</text:p>
          </table:table-cell>
          <table:table-cell table:style-name="ce41" office:value-type="float" office:value="0.807549" calcext:value-type="float">
            <text:p>0,8075</text:p>
          </table:table-cell>
          <table:table-cell table:style-name="ce46" office:value-type="time" office:time-value="PT00H10M38S" calcext:value-type="time">
            <text:p>10:38</text:p>
          </table:table-cell>
          <table:table-cell table:number-columns-repeated="1011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3*PI()/4" office:value-type="float" office:value="2.35619449019234" calcext:value-type="float">
            <text:p>2,36</text:p>
          </table:table-cell>
          <table:table-cell table:style-name="ce32" office:value-type="string" calcext:value-type="string">
            <text:p>fals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4.201059" calcext:value-type="float">
            <text:p>24,201</text:p>
          </table:table-cell>
          <table:table-cell table:style-name="ce41" office:value-type="float" office:value="0.808063" calcext:value-type="float">
            <text:p>0,8081</text:p>
          </table:table-cell>
          <table:table-cell table:style-name="ce46" office:value-type="time" office:time-value="PT00H10M13S" calcext:value-type="time">
            <text:p>10:13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T[9~14]</text:p>
          </table:table-cell>
          <table:table-cell table:style-name="ce20" office:value-type="string" calcext:value-type="string" table:number-columns-spanned="12" table:number-rows-spanned="1">
            <text:p>variando propriedades utilizadas (append)</text:p>
          </table:table-cell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2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14"/>
          <table:table-cell table:style-name="ce36" office:value-type="float" office:value="24.713248" calcext:value-type="float">
            <text:p>24,713</text:p>
          </table:table-cell>
          <table:table-cell table:style-name="ce41" office:value-type="float" office:value="0.81599" calcext:value-type="float">
            <text:p>0,8160</text:p>
          </table:table-cell>
          <table:table-cell table:style-name="ce46" office:value-type="time" office:time-value="PT00H02M49S" calcext:value-type="time">
            <text:p>02:49</text:p>
          </table:table-cell>
          <table:table-cell table:number-columns-repeated="1011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0.1" calcext:value-type="float">
            <text:p>0,1</text:p>
          </table:table-cell>
          <table:table-cell table:style-name="ce14"/>
          <table:table-cell table:style-name="ce36" office:value-type="float" office:value="24.551411" calcext:value-type="float">
            <text:p>24,551</text:p>
          </table:table-cell>
          <table:table-cell table:style-name="ce41" office:value-type="float" office:value="0.811907" calcext:value-type="float">
            <text:p>0,8119</text:p>
          </table:table-cell>
          <table:table-cell table:style-name="ce46" office:value-type="time" office:time-value="PT00H04M17S" calcext:value-type="time">
            <text:p>04:17</text:p>
          </table:table-cell>
          <table:table-cell table:number-columns-repeated="1011"/>
        </table:table-row>
        <table:table-row table:style-name="ro2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string" calcext:value-type="string">
            <text:p>0,1,2</text:p>
          </table:table-cell>
          <table:table-cell table:style-name="ce14"/>
          <table:table-cell table:style-name="ce36" office:value-type="float" office:value="24.555319" calcext:value-type="float">
            <text:p>24,555</text:p>
          </table:table-cell>
          <table:table-cell table:style-name="ce41" office:value-type="float" office:value="0.812175" calcext:value-type="float">
            <text:p>0,8122</text:p>
          </table:table-cell>
          <table:table-cell table:style-name="ce46" office:value-type="time" office:time-value="PT00H05M49S" calcext:value-type="time">
            <text:p>05:49</text:p>
          </table:table-cell>
          <table:table-cell table:number-columns-repeated="1011"/>
        </table:table-row>
        <table:table-row table:style-name="ro2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string" calcext:value-type="string">
            <text:p>0,1,2,3</text:p>
          </table:table-cell>
          <table:table-cell table:style-name="ce14"/>
          <table:table-cell table:style-name="ce36" office:value-type="float" office:value="24.556155" calcext:value-type="float">
            <text:p>24,556</text:p>
          </table:table-cell>
          <table:table-cell table:style-name="ce41" office:value-type="float" office:value="0.812198" calcext:value-type="float">
            <text:p>0,8122</text:p>
          </table:table-cell>
          <table:table-cell table:style-name="ce46" office:value-type="time" office:time-value="PT00H06M33S" calcext:value-type="time">
            <text:p>06:33</text:p>
          </table:table-cell>
          <table:table-cell table:number-columns-repeated="1011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string" calcext:value-type="string">
            <text:p>0,1,2,3,4</text:p>
          </table:table-cell>
          <table:table-cell table:style-name="ce14"/>
          <table:table-cell table:style-name="ce36" office:value-type="float" office:value="24.096041" calcext:value-type="float">
            <text:p>24,096</text:p>
          </table:table-cell>
          <table:table-cell table:style-name="ce41" office:value-type="float" office:value="0.803037" calcext:value-type="float">
            <text:p>0,8030</text:p>
          </table:table-cell>
          <table:table-cell table:style-name="ce46" office:value-type="time" office:time-value="PT00H09M30S" calcext:value-type="time">
            <text:p>09:30</text:p>
          </table:table-cell>
          <table:table-cell table:number-columns-repeated="1011"/>
        </table:table-row>
        <table:table-row table:style-name="ro2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string" calcext:value-type="string">
            <text:p>all</text:p>
          </table:table-cell>
          <table:table-cell table:style-name="ce14" office:value-type="string" calcext:value-type="string">
            <text:p>idem teste 1</text:p>
          </table:table-cell>
          <table:table-cell table:style-name="ce36" office:value-type="float" office:value="24.096048" calcext:value-type="float">
            <text:p>24,096</text:p>
          </table:table-cell>
          <table:table-cell table:style-name="ce41" office:value-type="float" office:value="0.803039" calcext:value-type="float">
            <text:p>0,8030</text:p>
          </table:table-cell>
          <table:table-cell table:style-name="ce46" office:value-type="time" office:time-value="PT00H10M22S" calcext:value-type="time">
            <text:p>10:22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T[15~20]</text:p>
          </table:table-cell>
          <table:table-cell table:style-name="ce20" office:value-type="string" calcext:value-type="string" table:number-columns-spanned="12" table:number-rows-spanned="1">
            <text:p>variando propriedades utilizadas (um a uma)</text:p>
          </table:table-cell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2"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14" office:value-type="string" calcext:value-type="string">
            <text:p>idem teste 9</text:p>
          </table:table-cell>
          <table:table-cell table:style-name="ce36" office:value-type="float" office:value="24.713248" calcext:value-type="float">
            <text:p>24,713</text:p>
          </table:table-cell>
          <table:table-cell table:style-name="ce41" office:value-type="float" office:value="0.81599" calcext:value-type="float">
            <text:p>0,8160</text:p>
          </table:table-cell>
          <table:table-cell table:style-name="ce46" office:value-type="time" office:time-value="PT00H02M47S" calcext:value-type="time">
            <text:p>02:47</text:p>
          </table:table-cell>
          <table:table-cell table:number-columns-repeated="1011"/>
        </table:table-row>
        <table:table-row table:style-name="ro2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36" office:value-type="float" office:value="24.622438" calcext:value-type="float">
            <text:p>24,622</text:p>
          </table:table-cell>
          <table:table-cell table:style-name="ce41" office:value-type="float" office:value="0.81369" calcext:value-type="float">
            <text:p>0,8137</text:p>
          </table:table-cell>
          <table:table-cell table:style-name="ce46" office:value-type="time" office:time-value="PT00H02M56S" calcext:value-type="time">
            <text:p>02:56</text:p>
          </table:table-cell>
          <table:table-cell table:number-columns-repeated="1011"/>
        </table:table-row>
        <table:table-row table:style-name="ro2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8939" calcext:value-type="float">
            <text:p>24,759</text:p>
          </table:table-cell>
          <table:table-cell table:style-name="ce41" office:value-type="float" office:value="0.81738" calcext:value-type="float">
            <text:p>0,8174</text:p>
          </table:table-cell>
          <table:table-cell table:style-name="ce46" office:value-type="time" office:time-value="PT00H03M03S" calcext:value-type="time">
            <text:p>03:03</text:p>
          </table:table-cell>
          <table:table-cell table:number-columns-repeated="1011"/>
        </table:table-row>
        <table:table-row table:style-name="ro2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3" calcext:value-type="float">
            <text:p>3</text:p>
          </table:table-cell>
          <table:table-cell table:style-name="ce14"/>
          <table:table-cell table:style-name="ce36" office:value-type="float" office:value="24.753872" calcext:value-type="float">
            <text:p>24,754</text:p>
          </table:table-cell>
          <table:table-cell table:style-name="ce41" office:value-type="float" office:value="0.817134" calcext:value-type="float">
            <text:p>0,8171</text:p>
          </table:table-cell>
          <table:table-cell table:style-name="ce46" office:value-type="time" office:time-value="PT00H02M22S" calcext:value-type="time">
            <text:p>02:22</text:p>
          </table:table-cell>
          <table:table-cell table:number-columns-repeated="1011"/>
        </table:table-row>
        <table:table-row table:style-name="ro2"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4" calcext:value-type="float">
            <text:p>4</text:p>
          </table:table-cell>
          <table:table-cell table:style-name="ce14"/>
          <table:table-cell table:style-name="ce36" office:value-type="float" office:value="24.199156" calcext:value-type="float">
            <text:p>24,199</text:p>
          </table:table-cell>
          <table:table-cell table:style-name="ce41" office:value-type="float" office:value="0.804559" calcext:value-type="float">
            <text:p>0,8046</text:p>
          </table:table-cell>
          <table:table-cell table:style-name="ce46" office:value-type="time" office:time-value="PT00H04M22S" calcext:value-type="time">
            <text:p>04:22</text:p>
          </table:table-cell>
          <table:table-cell table:number-columns-repeated="1011"/>
        </table:table-row>
        <table:table-row table:style-name="ro2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5" calcext:value-type="float">
            <text:p>5</text:p>
          </table:table-cell>
          <table:table-cell table:style-name="ce14"/>
          <table:table-cell table:style-name="ce36" office:value-type="float" office:value="24.752987" calcext:value-type="float">
            <text:p>24,753</text:p>
          </table:table-cell>
          <table:table-cell table:style-name="ce41" office:value-type="float" office:value="0.817104" calcext:value-type="float">
            <text:p>0,8171</text:p>
          </table:table-cell>
          <table:table-cell table:style-name="ce46" office:value-type="time" office:time-value="PT00H02M18S" calcext:value-type="time">
            <text:p>02:18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T[21~22]</text:p>
          </table:table-cell>
          <table:table-cell table:style-name="ce20" office:value-type="string" calcext:value-type="string" table:number-columns-spanned="12" table:number-rows-spanned="1">
            <text:p>removendo propriedades com pior desempenho</text:p>
          </table:table-cell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2"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string" calcext:value-type="string">
            <text:p>0,2,3,5</text:p>
          </table:table-cell>
          <table:table-cell table:style-name="ce14"/>
          <table:table-cell table:style-name="ce36" office:value-type="float" office:value="24.718455" calcext:value-type="float">
            <text:p>24,718</text:p>
          </table:table-cell>
          <table:table-cell table:style-name="ce41" office:value-type="float" office:value="0.81625" calcext:value-type="float">
            <text:p>0,8163</text:p>
          </table:table-cell>
          <table:table-cell table:style-name="ce46" office:value-type="time" office:time-value="PT00H06M14S" calcext:value-type="time">
            <text:p>06:14</text:p>
          </table:table-cell>
          <table:table-cell table:number-columns-repeated="1011"/>
        </table:table-row>
        <table:table-row table:style-name="ro2"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string" calcext:value-type="string">
            <text:p>2,3,5</text:p>
          </table:table-cell>
          <table:table-cell table:style-name="ce14"/>
          <table:table-cell table:style-name="ce36" office:value-type="float" office:value="24.759635" calcext:value-type="float">
            <text:p>24,760</text:p>
          </table:table-cell>
          <table:table-cell table:style-name="ce41" office:value-type="float" office:value="0.817396" calcext:value-type="float">
            <text:p>0,8174</text:p>
          </table:table-cell>
          <table:table-cell table:style-name="ce46" office:value-type="time" office:time-value="PT00H04M51S" calcext:value-type="time">
            <text:p>04:51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T[23~32]</text:p>
          </table:table-cell>
          <table:table-cell table:style-name="ce20" office:value-type="string" calcext:value-type="string" table:number-columns-spanned="12" table:number-rows-spanned="1">
            <text:p>variando distância da GLCM e simetria (theta=3pi/4, symm=false, props=2)</text:p>
          </table:table-cell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2"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6113" calcext:value-type="float">
            <text:p>24,756</text:p>
          </table:table-cell>
          <table:table-cell table:style-name="ce41" office:value-type="float" office:value="0.817229" calcext:value-type="float">
            <text:p>0,8172</text:p>
          </table:table-cell>
          <table:table-cell table:style-name="ce46" office:value-type="time" office:time-value="PT00H03M10S" calcext:value-type="time">
            <text:p>03:10</text:p>
          </table:table-cell>
          <table:table-cell table:number-columns-repeated="1011"/>
        </table:table-row>
        <table:table-row table:style-name="ro2"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6113" calcext:value-type="float">
            <text:p>24,756</text:p>
          </table:table-cell>
          <table:table-cell table:style-name="ce41" office:value-type="float" office:value="0.817229" calcext:value-type="float">
            <text:p>0,8172</text:p>
          </table:table-cell>
          <table:table-cell table:style-name="ce46" office:value-type="time" office:time-value="PT00H02M44S" calcext:value-type="time">
            <text:p>02:44</text:p>
          </table:table-cell>
          <table:table-cell table:number-columns-repeated="1011"/>
        </table:table-row>
        <table:table-row table:style-name="ro2"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6464" calcext:value-type="float">
            <text:p>24,756</text:p>
          </table:table-cell>
          <table:table-cell table:style-name="ce41" office:value-type="float" office:value="0.817255" calcext:value-type="float">
            <text:p>0,8173</text:p>
          </table:table-cell>
          <table:table-cell table:style-name="ce46" office:value-type="time" office:time-value="PT00H03M02S" calcext:value-type="time">
            <text:p>03:02</text:p>
          </table:table-cell>
          <table:table-cell table:number-columns-repeated="1011"/>
        </table:table-row>
        <table:table-row table:style-name="ro2"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6464" calcext:value-type="float">
            <text:p>24,756</text:p>
          </table:table-cell>
          <table:table-cell table:style-name="ce41" office:value-type="float" office:value="0.817255" calcext:value-type="float">
            <text:p>0,8173</text:p>
          </table:table-cell>
          <table:table-cell table:style-name="ce46" office:value-type="time" office:time-value="PT00H02M40S" calcext:value-type="time">
            <text:p>02:40</text:p>
          </table:table-cell>
          <table:table-cell table:number-columns-repeated="1011"/>
        </table:table-row>
        <table:table-row table:style-name="ro2"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529" calcext:value-type="float">
            <text:p>24,755</text:p>
          </table:table-cell>
          <table:table-cell table:style-name="ce41" office:value-type="float" office:value="0.817206" calcext:value-type="float">
            <text:p>0,8172</text:p>
          </table:table-cell>
          <table:table-cell table:style-name="ce46" office:value-type="time" office:time-value="PT00H03M03S" calcext:value-type="time">
            <text:p>03:03</text:p>
          </table:table-cell>
          <table:table-cell table:number-columns-repeated="1011"/>
        </table:table-row>
        <table:table-row table:style-name="ro2"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529" calcext:value-type="float">
            <text:p>24,755</text:p>
          </table:table-cell>
          <table:table-cell table:style-name="ce41" office:value-type="float" office:value="0.817206" calcext:value-type="float">
            <text:p>0,8172</text:p>
          </table:table-cell>
          <table:table-cell table:style-name="ce46" office:value-type="time" office:time-value="PT00H02M40S" calcext:value-type="time">
            <text:p>02:40</text:p>
          </table:table-cell>
          <table:table-cell table:number-columns-repeated="1011"/>
        </table:table-row>
        <table:table-row table:style-name="ro2"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7617" calcext:value-type="float">
            <text:p>24,758</text:p>
          </table:table-cell>
          <table:table-cell table:style-name="ce41" office:value-type="float" office:value="0.817305" calcext:value-type="float">
            <text:p>0,8173</text:p>
          </table:table-cell>
          <table:table-cell table:style-name="ce46" office:value-type="time" office:time-value="PT00H03M03S" calcext:value-type="time">
            <text:p>03:03</text:p>
          </table:table-cell>
          <table:table-cell table:number-columns-repeated="1011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7617" calcext:value-type="float">
            <text:p>24,758</text:p>
          </table:table-cell>
          <table:table-cell table:style-name="ce41" office:value-type="float" office:value="0.817305" calcext:value-type="float">
            <text:p>0,8173</text:p>
          </table:table-cell>
          <table:table-cell table:style-name="ce46" office:value-type="time" office:time-value="PT00H02M41S" calcext:value-type="time">
            <text:p>02:41</text:p>
          </table:table-cell>
          <table:table-cell table:number-columns-repeated="1011"/>
        </table:table-row>
        <table:table-row table:style-name="ro2"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5894" calcext:value-type="float">
            <text:p>24,756</text:p>
          </table:table-cell>
          <table:table-cell table:style-name="ce41" office:value-type="float" office:value="0.817303" calcext:value-type="float">
            <text:p>0,8173</text:p>
          </table:table-cell>
          <table:table-cell table:style-name="ce46" office:value-type="time" office:time-value="PT00H03M01S" calcext:value-type="time">
            <text:p>03:01</text:p>
          </table:table-cell>
          <table:table-cell table:number-columns-repeated="1011"/>
        </table:table-row>
        <table:table-row table:style-name="ro2"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5894" calcext:value-type="float">
            <text:p>24,756</text:p>
          </table:table-cell>
          <table:table-cell table:style-name="ce41" office:value-type="float" office:value="0.817303" calcext:value-type="float">
            <text:p>0,8173</text:p>
          </table:table-cell>
          <table:table-cell table:style-name="ce46" office:value-type="time" office:time-value="PT00H02M41S" calcext:value-type="time">
            <text:p>02:41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T[33~44]</text:p>
          </table:table-cell>
          <table:table-cell table:style-name="ce20" office:value-type="string" calcext:value-type="string" table:number-columns-spanned="12" table:number-rows-spanned="1">
            <text:p>variando imagem filtrada (sigma=25)</text:p>
          </table:table-cell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6">
          <table:table-cell table:style-name="ce14" office:value-type="float" office:value="33" calcext:value-type="float">
            <text:p>33</text:p>
          </table:table-cell>
          <table:table-cell table:style-name="ce22" office:value-type="string" calcext:value-type="string">
            <text:p>C001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7.000045" calcext:value-type="float">
            <text:p>27,000</text:p>
          </table:table-cell>
          <table:table-cell table:style-name="ce41" office:value-type="float" office:value="0.961416" calcext:value-type="float">
            <text:p>0,9614</text:p>
          </table:table-cell>
          <table:table-cell table:style-name="ce46" office:value-type="time" office:time-value="PT00H03M05S" calcext:value-type="time">
            <text:p>03:05</text:p>
          </table:table-cell>
          <table:table-cell table:number-columns-repeated="1011"/>
        </table:table-row>
        <table:table-row table:style-name="ro6">
          <table:table-cell table:style-name="ce14" office:value-type="float" office:value="34" calcext:value-type="float">
            <text:p>34</text:p>
          </table:table-cell>
          <table:table-cell table:style-name="ce22" office:value-type="string" calcext:value-type="string">
            <text:p>C002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9.660288" calcext:value-type="float">
            <text:p>29,660</text:p>
          </table:table-cell>
          <table:table-cell table:style-name="ce41" office:value-type="float" office:value="0.850782" calcext:value-type="float">
            <text:p>0,8508</text:p>
          </table:table-cell>
          <table:table-cell table:style-name="ce46" office:value-type="time" office:time-value="PT00H03M04S" calcext:value-type="time">
            <text:p>03:04</text:p>
          </table:table-cell>
          <table:table-cell table:number-columns-repeated="1011"/>
        </table:table-row>
        <table:table-row table:style-name="ro6">
          <table:table-cell table:style-name="ce14" office:value-type="float" office:value="35" calcext:value-type="float">
            <text:p>35</text:p>
          </table:table-cell>
          <table:table-cell table:style-name="ce22" office:value-type="string" calcext:value-type="string">
            <text:p>C004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7.143056" calcext:value-type="float">
            <text:p>27,143</text:p>
          </table:table-cell>
          <table:table-cell table:style-name="ce41" office:value-type="float" office:value="0.836858" calcext:value-type="float">
            <text:p>0,8369</text:p>
          </table:table-cell>
          <table:table-cell table:style-name="ce46" office:value-type="time" office:time-value="PT00H03M04S" calcext:value-type="time">
            <text:p>03:04</text:p>
          </table:table-cell>
          <table:table-cell table:number-columns-repeated="1011"/>
        </table:table-row>
        <table:table-row table:style-name="ro6">
          <table:table-cell table:style-name="ce14" office:value-type="float" office:value="36" calcext:value-type="float">
            <text:p>36</text:p>
          </table:table-cell>
          <table:table-cell table:style-name="ce22" office:value-type="string" calcext:value-type="string">
            <text:p>C009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dem teste 31</text:p>
          </table:table-cell>
          <table:table-cell table:style-name="ce36" office:value-type="float" office:value="24.755894" calcext:value-type="float">
            <text:p>24,756</text:p>
          </table:table-cell>
          <table:table-cell table:style-name="ce41" office:value-type="float" office:value="0.817303" calcext:value-type="float">
            <text:p>0,8173</text:p>
          </table:table-cell>
          <table:table-cell table:style-name="ce46" office:value-type="time" office:time-value="PT00H03M04S" calcext:value-type="time">
            <text:p>03:04</text:p>
          </table:table-cell>
          <table:table-cell table:number-columns-repeated="1011"/>
        </table:table-row>
        <table:table-row table:style-name="ro6">
          <table:table-cell table:style-name="ce14" office:value-type="float" office:value="37" calcext:value-type="float">
            <text:p>37</text:p>
          </table:table-cell>
          <table:table-cell table:style-name="ce22" office:value-type="string" calcext:value-type="string">
            <text:p>C011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7.114572" calcext:value-type="float">
            <text:p>27,115</text:p>
          </table:table-cell>
          <table:table-cell table:style-name="ce41" office:value-type="float" office:value="0.831511" calcext:value-type="float">
            <text:p>0,8315</text:p>
          </table:table-cell>
          <table:table-cell table:style-name="ce46" office:value-type="time" office:time-value="PT00H03M03S" calcext:value-type="time">
            <text:p>03:03</text:p>
          </table:table-cell>
          <table:table-cell table:number-columns-repeated="1011"/>
        </table:table-row>
        <table:table-row table:style-name="ro6">
          <table:table-cell table:style-name="ce14" office:value-type="float" office:value="38" calcext:value-type="float">
            <text:p>38</text:p>
          </table:table-cell>
          <table:table-cell table:style-name="ce22" office:value-type="string" calcext:value-type="string">
            <text:p>C012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8.575234" calcext:value-type="float">
            <text:p>28,575</text:p>
          </table:table-cell>
          <table:table-cell table:style-name="ce41" office:value-type="float" office:value="0.840625" calcext:value-type="float">
            <text:p>0,8406</text:p>
          </table:table-cell>
          <table:table-cell table:style-name="ce46" office:value-type="time" office:time-value="PT00H03M04S" calcext:value-type="time">
            <text:p>03:04</text:p>
          </table:table-cell>
          <table:table-cell table:number-columns-repeated="1011"/>
        </table:table-row>
        <table:table-row table:style-name="ro6">
          <table:table-cell table:style-name="ce14" office:value-type="float" office:value="39" calcext:value-type="float">
            <text:p>39</text:p>
          </table:table-cell>
          <table:table-cell table:style-name="ce22" office:value-type="string" calcext:value-type="string">
            <text:p>C013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6.387844" calcext:value-type="float">
            <text:p>26,388</text:p>
          </table:table-cell>
          <table:table-cell table:style-name="ce41" office:value-type="float" office:value="0.859163" calcext:value-type="float">
            <text:p>0,8592</text:p>
          </table:table-cell>
          <table:table-cell table:style-name="ce46" office:value-type="time" office:time-value="PT00H03M05S" calcext:value-type="time">
            <text:p>03:05</text:p>
          </table:table-cell>
          <table:table-cell table:number-columns-repeated="1011"/>
        </table:table-row>
        <table:table-row table:style-name="ro6">
          <table:table-cell table:style-name="ce14" office:value-type="float" office:value="40" calcext:value-type="float">
            <text:p>40</text:p>
          </table:table-cell>
          <table:table-cell table:style-name="ce22" office:value-type="string" calcext:value-type="string">
            <text:p>C015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6.683693" calcext:value-type="float">
            <text:p>26,684</text:p>
          </table:table-cell>
          <table:table-cell table:style-name="ce41" office:value-type="float" office:value="0.7847" calcext:value-type="float">
            <text:p>0,7847</text:p>
          </table:table-cell>
          <table:table-cell table:style-name="ce46" office:value-type="time" office:time-value="PT00H03M10S" calcext:value-type="time">
            <text:p>03:10</text:p>
          </table:table-cell>
          <table:table-cell table:number-columns-repeated="1011"/>
        </table:table-row>
        <table:table-row table:style-name="ro6">
          <table:table-cell table:style-name="ce14" office:value-type="float" office:value="41" calcext:value-type="float">
            <text:p>41</text:p>
          </table:table-cell>
          <table:table-cell table:style-name="ce22" office:value-type="string" calcext:value-type="string">
            <text:p>C016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5.946436" calcext:value-type="float">
            <text:p>25,946</text:p>
          </table:table-cell>
          <table:table-cell table:style-name="ce41" office:value-type="float" office:value="0.908286" calcext:value-type="float">
            <text:p>0,9083</text:p>
          </table:table-cell>
          <table:table-cell table:style-name="ce46" office:value-type="time" office:time-value="PT00H03M06S" calcext:value-type="time">
            <text:p>03:06</text:p>
          </table:table-cell>
          <table:table-cell table:number-columns-repeated="1011"/>
        </table:table-row>
        <table:table-row table:style-name="ro6">
          <table:table-cell table:style-name="ce14" office:value-type="float" office:value="42" calcext:value-type="float">
            <text:p>42</text:p>
          </table:table-cell>
          <table:table-cell table:style-name="ce22" office:value-type="string" calcext:value-type="string">
            <text:p>C017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5.363532" calcext:value-type="float">
            <text:p>25,364</text:p>
          </table:table-cell>
          <table:table-cell table:style-name="ce41" office:value-type="float" office:value="0.72124" calcext:value-type="float">
            <text:p>0,7212</text:p>
          </table:table-cell>
          <table:table-cell table:style-name="ce46" office:value-type="time" office:time-value="PT00H03M04S" calcext:value-type="time">
            <text:p>03:04</text:p>
          </table:table-cell>
          <table:table-cell table:number-columns-repeated="1011"/>
        </table:table-row>
        <table:table-row table:style-name="ro6">
          <table:table-cell table:style-name="ce14" office:value-type="float" office:value="43" calcext:value-type="float">
            <text:p>43</text:p>
          </table:table-cell>
          <table:table-cell table:style-name="ce22" office:value-type="string" calcext:value-type="string">
            <text:p>C019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480647" calcext:value-type="float">
            <text:p>24,481</text:p>
          </table:table-cell>
          <table:table-cell table:style-name="ce41" office:value-type="float" office:value="0.884544" calcext:value-type="float">
            <text:p>0,8845</text:p>
          </table:table-cell>
          <table:table-cell table:style-name="ce46" office:value-type="time" office:time-value="PT00H03M04S" calcext:value-type="time">
            <text:p>03:04</text:p>
          </table:table-cell>
          <table:table-cell table:number-columns-repeated="1011"/>
        </table:table-row>
        <table:table-row table:style-name="ro6">
          <table:table-cell table:style-name="ce14" office:value-type="float" office:value="44" calcext:value-type="float">
            <text:p>44</text:p>
          </table:table-cell>
          <table:table-cell table:style-name="ce22" office:value-type="string" calcext:value-type="string">
            <text:p>C024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89278" calcext:value-type="float">
            <text:p>24,789</text:p>
          </table:table-cell>
          <table:table-cell table:style-name="ce41" office:value-type="float" office:value="0.820502" calcext:value-type="float">
            <text:p>0,8205</text:p>
          </table:table-cell>
          <table:table-cell table:style-name="ce46" office:value-type="time" office:time-value="PT00H03M08S" calcext:value-type="time">
            <text:p>03:08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T[45~56]</text:p>
          </table:table-cell>
          <table:table-cell table:style-name="ce20" office:value-type="string" calcext:value-type="string" table:number-columns-spanned="12" table:number-rows-spanned="1">
            <text:p>variando imagem filtrada (sigma=50)</text:p>
          </table:table-cell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9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number-columns-repeated="1011"/>
        </table:table-row>
        <table:table-row table:style-name="ro6">
          <table:table-cell table:style-name="ce14" office:value-type="float" office:value="45" calcext:value-type="float">
            <text:p>45</text:p>
          </table:table-cell>
          <table:table-cell table:style-name="ce22" office:value-type="string" calcext:value-type="string">
            <text:p>C00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0.097117" calcext:value-type="float">
            <text:p>20,097</text:p>
          </table:table-cell>
          <table:table-cell table:style-name="ce41" office:value-type="float" office:value="0.855666" calcext:value-type="float">
            <text:p>0,8557</text:p>
          </table:table-cell>
          <table:table-cell table:style-name="ce46" office:value-type="time" office:time-value="PT00H03M07S" calcext:value-type="time">
            <text:p>03:07</text:p>
          </table:table-cell>
          <table:table-cell table:number-columns-repeated="1011"/>
        </table:table-row>
        <table:table-row table:style-name="ro6">
          <table:table-cell table:style-name="ce14" office:value-type="float" office:value="46" calcext:value-type="float">
            <text:p>46</text:p>
          </table:table-cell>
          <table:table-cell table:style-name="ce22" office:value-type="string" calcext:value-type="string">
            <text:p>C00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3.948329" calcext:value-type="float">
            <text:p>23,948</text:p>
          </table:table-cell>
          <table:table-cell table:style-name="ce41" office:value-type="float" office:value="0.743204" calcext:value-type="float">
            <text:p>0,7432</text:p>
          </table:table-cell>
          <table:table-cell table:style-name="ce46" office:value-type="time" office:time-value="PT00H03M00S" calcext:value-type="time">
            <text:p>03:00</text:p>
          </table:table-cell>
          <table:table-cell table:number-columns-repeated="1011"/>
        </table:table-row>
        <table:table-row table:style-name="ro6">
          <table:table-cell table:style-name="ce14" office:value-type="float" office:value="47" calcext:value-type="float">
            <text:p>47</text:p>
          </table:table-cell>
          <table:table-cell table:style-name="ce22" office:value-type="string" calcext:value-type="string">
            <text:p>C00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2.398995" calcext:value-type="float">
            <text:p>22,399</text:p>
          </table:table-cell>
          <table:table-cell table:style-name="ce41" office:value-type="float" office:value="0.679844" calcext:value-type="float">
            <text:p>0,6798</text:p>
          </table:table-cell>
          <table:table-cell table:style-name="ce46" office:value-type="time" office:time-value="PT00H02M58S" calcext:value-type="time">
            <text:p>02:58</text:p>
          </table:table-cell>
          <table:table-cell table:number-columns-repeated="1011"/>
        </table:table-row>
        <table:table-row table:style-name="ro6">
          <table:table-cell table:style-name="ce14" office:value-type="float" office:value="48" calcext:value-type="float">
            <text:p>48</text:p>
          </table:table-cell>
          <table:table-cell table:style-name="ce22" office:value-type="string" calcext:value-type="string">
            <text:p>C00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0.169121" calcext:value-type="float">
            <text:p>20,169</text:p>
          </table:table-cell>
          <table:table-cell table:style-name="ce41" office:value-type="float" office:value="0.560834" calcext:value-type="float">
            <text:p>0,5608</text:p>
          </table:table-cell>
          <table:table-cell table:style-name="ce46" office:value-type="time" office:time-value="PT00H03M00S" calcext:value-type="time">
            <text:p>03:00</text:p>
          </table:table-cell>
          <table:table-cell table:number-columns-repeated="1011"/>
        </table:table-row>
        <table:table-row table:style-name="ro6">
          <table:table-cell table:style-name="ce14" office:value-type="float" office:value="49" calcext:value-type="float">
            <text:p>49</text:p>
          </table:table-cell>
          <table:table-cell table:style-name="ce22" office:value-type="string" calcext:value-type="string">
            <text:p>C01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0.983401" calcext:value-type="float">
            <text:p>20,983</text:p>
          </table:table-cell>
          <table:table-cell table:style-name="ce41" office:value-type="float" office:value="0.603077" calcext:value-type="float">
            <text:p>0,6031</text:p>
          </table:table-cell>
          <table:table-cell table:style-name="ce46" office:value-type="time" office:time-value="PT00H03M02S" calcext:value-type="time">
            <text:p>03:02</text:p>
          </table:table-cell>
          <table:table-cell table:number-columns-repeated="1011"/>
        </table:table-row>
        <table:table-row table:style-name="ro6">
          <table:table-cell table:style-name="ce14" office:value-type="float" office:value="50" calcext:value-type="float">
            <text:p>50</text:p>
          </table:table-cell>
          <table:table-cell table:style-name="ce22" office:value-type="string" calcext:value-type="string">
            <text:p>C01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3.864061" calcext:value-type="float">
            <text:p>23,864</text:p>
          </table:table-cell>
          <table:table-cell table:style-name="ce41" office:value-type="float" office:value="0.726346" calcext:value-type="float">
            <text:p>0,7263</text:p>
          </table:table-cell>
          <table:table-cell table:style-name="ce46" office:value-type="time" office:time-value="PT00H02M57S" calcext:value-type="time">
            <text:p>02:57</text:p>
          </table:table-cell>
          <table:table-cell table:number-columns-repeated="1011"/>
        </table:table-row>
        <table:table-row table:style-name="ro6">
          <table:table-cell table:style-name="ce14" office:value-type="float" office:value="51" calcext:value-type="float">
            <text:p>51</text:p>
          </table:table-cell>
          <table:table-cell table:style-name="ce22" office:value-type="string" calcext:value-type="string">
            <text:p>C013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1.985112" calcext:value-type="float">
            <text:p>21,985</text:p>
          </table:table-cell>
          <table:table-cell table:style-name="ce41" office:value-type="float" office:value="0.725069" calcext:value-type="float">
            <text:p>0,7251</text:p>
          </table:table-cell>
          <table:table-cell table:style-name="ce46" office:value-type="time" office:time-value="PT00H02M57S" calcext:value-type="time">
            <text:p>02:57</text:p>
          </table:table-cell>
          <table:table-cell table:number-columns-repeated="1011"/>
        </table:table-row>
        <table:table-row table:style-name="ro6">
          <table:table-cell table:style-name="ce14" office:value-type="float" office:value="52" calcext:value-type="float">
            <text:p>52</text:p>
          </table:table-cell>
          <table:table-cell table:style-name="ce22" office:value-type="string" calcext:value-type="string">
            <text:p>C015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2.497151" calcext:value-type="float">
            <text:p>22,497</text:p>
          </table:table-cell>
          <table:table-cell table:style-name="ce41" office:value-type="float" office:value="0.627413" calcext:value-type="float">
            <text:p>0,6274</text:p>
          </table:table-cell>
          <table:table-cell table:style-name="ce46" office:value-type="time" office:time-value="PT00H02M58S" calcext:value-type="time">
            <text:p>02:58</text:p>
          </table:table-cell>
          <table:table-cell table:number-columns-repeated="1011"/>
        </table:table-row>
        <table:table-row table:style-name="ro6">
          <table:table-cell table:style-name="ce14" office:value-type="float" office:value="53" calcext:value-type="float">
            <text:p>53</text:p>
          </table:table-cell>
          <table:table-cell table:style-name="ce22" office:value-type="string" calcext:value-type="string">
            <text:p>C016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19.772548" calcext:value-type="float">
            <text:p>19,773</text:p>
          </table:table-cell>
          <table:table-cell table:style-name="ce41" office:value-type="float" office:value="0.684765" calcext:value-type="float">
            <text:p>0,6848</text:p>
          </table:table-cell>
          <table:table-cell table:style-name="ce46" office:value-type="time" office:time-value="PT00H03M00S" calcext:value-type="time">
            <text:p>03:00</text:p>
          </table:table-cell>
          <table:table-cell table:number-columns-repeated="1011"/>
        </table:table-row>
        <table:table-row table:style-name="ro6">
          <table:table-cell table:style-name="ce14" office:value-type="float" office:value="54" calcext:value-type="float">
            <text:p>54</text:p>
          </table:table-cell>
          <table:table-cell table:style-name="ce22" office:value-type="string" calcext:value-type="string">
            <text:p>C017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19.401408" calcext:value-type="float">
            <text:p>19,401</text:p>
          </table:table-cell>
          <table:table-cell table:style-name="ce41" office:value-type="float" office:value="0.419939" calcext:value-type="float">
            <text:p>0,4199</text:p>
          </table:table-cell>
          <table:table-cell table:style-name="ce46" office:value-type="time" office:time-value="PT00H02M58S" calcext:value-type="time">
            <text:p>02:58</text:p>
          </table:table-cell>
          <table:table-cell table:number-columns-repeated="1011"/>
        </table:table-row>
        <table:table-row table:style-name="ro6">
          <table:table-cell table:style-name="ce14" office:value-type="float" office:value="55" calcext:value-type="float">
            <text:p>55</text:p>
          </table:table-cell>
          <table:table-cell table:style-name="ce22" office:value-type="string" calcext:value-type="string">
            <text:p>C01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18.928069" calcext:value-type="float">
            <text:p>18,928</text:p>
          </table:table-cell>
          <table:table-cell table:style-name="ce41" office:value-type="float" office:value="0.61632" calcext:value-type="float">
            <text:p>0,6163</text:p>
          </table:table-cell>
          <table:table-cell table:style-name="ce46" office:value-type="time" office:time-value="PT00H02M58S" calcext:value-type="time">
            <text:p>02:58</text:p>
          </table:table-cell>
          <table:table-cell table:number-columns-repeated="1011"/>
        </table:table-row>
        <table:table-row table:style-name="ro6">
          <table:table-cell table:style-name="ce14" office:value-type="float" office:value="56" calcext:value-type="float">
            <text:p>56</text:p>
          </table:table-cell>
          <table:table-cell table:style-name="ce22" office:value-type="string" calcext:value-type="string">
            <text:p>C02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19.707929" calcext:value-type="float">
            <text:p>19,708</text:p>
          </table:table-cell>
          <table:table-cell table:style-name="ce41" office:value-type="float" office:value="0.558786" calcext:value-type="float">
            <text:p>0,5588</text:p>
          </table:table-cell>
          <table:table-cell table:style-name="ce46" office:value-type="time" office:time-value="PT00H02M58S" calcext:value-type="time">
            <text:p>02:58</text:p>
          </table:table-cell>
          <table:table-cell table:number-columns-repeated="1011"/>
        </table:table-row>
        <table:table-row table:style-name="ro2" table:number-rows-repeated="933">
          <table:table-cell table:style-name="ce14" table:number-columns-repeated="6"/>
          <table:table-cell table:style-name="ce29"/>
          <table:table-cell table:style-name="ce14" table:number-columns-repeated="3"/>
          <table:table-cell table:style-name="ce36"/>
          <table:table-cell table:style-name="ce41"/>
          <table:table-cell table:style-name="ce46"/>
          <table:table-cell table:number-columns-repeated="1011"/>
        </table:table-row>
        <table:table-row table:style-name="ro2" table:number-rows-repeated="1047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rrigindo.A3:corrigindo.M1024">
            <calcext:condition calcext:apply-style-name="EVEN" calcext:value="formula-is(ISEVEN( ROW() ))" calcext:base-cell-address="corrigindo.A3"/>
          </calcext:conditional-format>
          <calcext:conditional-format calcext:target-range-address="corrigindo.A3:corrigindo.M1024">
            <calcext:condition calcext:apply-style-name="ODD" calcext:value="formula-is(ISODD( ROW() ))" calcext:base-cell-address="corrigindo.A3"/>
          </calcext:conditional-format>
        </calcext:conditional-formats>
      </table:table>
      <table:table table:name="bugado" table:style-name="ta1">
        <table:table-column table:style-name="co1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31"/>
        <table:table-column table:style-name="co6" table:default-cell-style-name="ce60"/>
        <table:table-column table:style-name="co7" table:default-cell-style-name="ce60"/>
        <table:table-column table:style-name="co9" table:default-cell-style-name="ce60"/>
        <table:table-column table:style-name="co9" table:default-cell-style-name="ce92"/>
        <table:table-column table:style-name="co7" table:default-cell-style-name="ce92"/>
        <table:table-column table:style-name="co10" table:default-cell-style-name="ce47"/>
        <table:table-column table:style-name="co10" table:number-columns-repeated="1013" table:default-cell-style-name="ce60"/>
        <table:table-row table:style-name="ro4">
          <table:table-cell table:style-name="ce90" office:value-type="string" calcext:value-type="string" table:number-columns-spanned="11" table:number-rows-spanned="1">
            <text:p>HW_C009_sigma025_01_noisy.jpg</text:p>
          </table:table-cell>
          <table:covered-table-cell table:number-columns-repeated="10"/>
          <table:table-cell table:number-columns-repeated="1013"/>
        </table:table-row>
        <table:table-row table:style-name="ro5">
          <table:table-cell table:style-name="ce48" office:value-type="string" calcext:value-type="string">
            <text:p>Test number</text:p>
          </table:table-cell>
          <table:table-cell table:style-name="ce48" office:value-type="string" calcext:value-type="string">
            <text:p>window_radius</text:p>
          </table:table-cell>
          <table:table-cell table:style-name="ce48" office:value-type="string" calcext:value-type="string">
            <text:p>patch_radius</text:p>
          </table:table-cell>
          <table:table-cell table:style-name="ce48" office:value-type="string" calcext:value-type="string">
            <text:p>distances</text:p>
          </table:table-cell>
          <table:table-cell table:style-name="ce91" office:value-type="string" calcext:value-type="string">
            <text:p>angles [rad]</text:p>
          </table:table-cell>
          <table:table-cell table:style-name="ce48" office:value-type="string" calcext:value-type="string">
            <text:p>symmetric</text:p>
          </table:table-cell>
          <table:table-cell table:style-name="ce48" office:value-type="string" calcext:value-type="string">
            <text:p>props</text:p>
          </table:table-cell>
          <table:table-cell table:style-name="ce48" office:value-type="string" calcext:value-type="string">
            <text:p>obs</text:p>
          </table:table-cell>
          <table:table-cell table:style-name="ce93" office:value-type="string" calcext:value-type="string">
            <text:p>PSNR [dB]</text:p>
          </table:table-cell>
          <table:table-cell table:style-name="ce93" office:value-type="string" calcext:value-type="string">
            <text:p>MSSIM</text:p>
          </table:table-cell>
          <table:table-cell table:style-name="ce94" office:value-type="string" calcext:value-type="string">
            <text:p>TEMPO</text:p>
          </table:table-cell>
          <table:table-cell table:style-name="ce48" table:number-columns-repeated="1013"/>
        </table:table-row>
        <table:table-row table:style-name="ro2">
          <table:table-cell office:value-type="string" calcext:value-type="string">
            <text:p>noisy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19.647579" calcext:value-type="float">
            <text:p>19,647579</text:p>
          </table:table-cell>
          <table:table-cell office:value-type="float" office:value="0.672708" calcext:value-type="float">
            <text:p>0,672708</text:p>
          </table:table-cell>
          <table:table-cell office:value-type="time" office:time-value="PT00H10M20S" calcext:value-type="time">
            <text:p>10:20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33" calcext:value-type="float">
            <text:p>24,752933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9M37S" calcext:value-type="time">
            <text:p>09:37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" calcext:value-type="float">
            <text:p>24,752900</text:p>
          </table:table-cell>
          <table:table-cell office:value-type="float" office:value="0.8171" calcext:value-type="float">
            <text:p>0,817100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I()/4" office:value-type="float" office:value="0.785398163397448" calcext:value-type="float">
            <text:p>0,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639555" calcext:value-type="float">
            <text:p>24,639555</text:p>
          </table:table-cell>
          <table:table-cell office:value-type="float" office:value="0.811738" calcext:value-type="float">
            <text:p>0,811738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I()/4" office:value-type="float" office:value="0.785398163397448" calcext:value-type="float">
            <text:p>0,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639571" calcext:value-type="float">
            <text:p>24,639571</text:p>
          </table:table-cell>
          <table:table-cell office:value-type="float" office:value="0.811739" calcext:value-type="float">
            <text:p>0,811739</text:p>
          </table:table-cell>
          <table:table-cell office:value-type="time" office:time-value="PT00H09M58S" calcext:value-type="time">
            <text:p>09:58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I()/2" office:value-type="float" office:value="1.5707963267949" calcext:value-type="float">
            <text:p>1,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24" calcext:value-type="float">
            <text:p>24,752924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10M34S" calcext:value-type="time">
            <text:p>10:34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I()/2" office:value-type="float" office:value="1.5707963267949" calcext:value-type="float">
            <text:p>1,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03" calcext:value-type="float">
            <text:p>24,752903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10M11S" calcext:value-type="time">
            <text:p>10:11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3*PI()/4" office:value-type="float" office:value="2.35619449019234" calcext:value-type="float">
            <text:p>2,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49" calcext:value-type="float">
            <text:p>24,752949</text:p>
          </table:table-cell>
          <table:table-cell office:value-type="float" office:value="0.817103" calcext:value-type="float">
            <text:p>0,817103</text:p>
          </table:table-cell>
          <table:table-cell office:value-type="time" office:time-value="PT00H10M33S" calcext:value-type="time">
            <text:p>10:33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3*PI()/4" office:value-type="float" office:value="2.35619449019234" calcext:value-type="float">
            <text:p>2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39" calcext:value-type="float">
            <text:p>24,752939</text:p>
          </table:table-cell>
          <table:table-cell office:value-type="float" office:value="0.817103" calcext:value-type="float">
            <text:p>0,817103</text:p>
          </table:table-cell>
          <table:table-cell office:value-type="time" office:time-value="PT00H10M04S" calcext:value-type="time">
            <text:p>10:04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75293" calcext:value-type="float">
            <text:p>24,752930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2M47S" calcext:value-type="time">
            <text:p>02:47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4.752923" calcext:value-type="float">
            <text:p>24,752923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4M11S" calcext:value-type="time">
            <text:p>04:11</text:p>
          </table:table-cell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,1,2</text:p>
          </table:table-cell>
          <table:table-cell/>
          <table:table-cell office:value-type="float" office:value="24.752919" calcext:value-type="float">
            <text:p>24,752919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5M41S" calcext:value-type="time">
            <text:p>05:41</text:p>
          </table:table-cell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,1,2,3</text:p>
          </table:table-cell>
          <table:table-cell/>
          <table:table-cell office:value-type="float" office:value="24.752916" calcext:value-type="float">
            <text:p>24,752916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6M31S" calcext:value-type="time">
            <text:p>06:31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,1,2,3,4</text:p>
          </table:table-cell>
          <table:table-cell/>
          <table:table-cell office:value-type="float" office:value="24.75293" calcext:value-type="float">
            <text:p>24,752930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9M23S" calcext:value-type="time">
            <text:p>09:23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idem teste 1</text:p>
          </table:table-cell>
          <table:table-cell office:value-type="float" office:value="24.752933" calcext:value-type="float">
            <text:p>24,752933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10M12S" calcext:value-type="time">
            <text:p>10:12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m teste 9</text:p>
          </table:table-cell>
          <table:table-cell office:value-type="float" office:value="24.75293" calcext:value-type="float">
            <text:p>24,752930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2M48S" calcext:value-type="time">
            <text:p>02:48</text:p>
          </table:table-cell>
          <table:table-cell table:number-columns-repeated="101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.752933" calcext:value-type="float">
            <text:p>24,752933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2M49S" calcext:value-type="time">
            <text:p>02:49</text:p>
          </table:table-cell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.752921" calcext:value-type="float">
            <text:p>24,752921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3M01S" calcext:value-type="time">
            <text:p>03:01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.752907" calcext:value-type="float">
            <text:p>24,752907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2M18S" calcext:value-type="time">
            <text:p>02:18</text:p>
          </table:table-cell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.752941" calcext:value-type="float">
            <text:p>24,752941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4M19S" calcext:value-type="time">
            <text:p>04:19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.75291" calcext:value-type="float">
            <text:p>24,752910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2M17S" calcext:value-type="time">
            <text:p>02:17</text:p>
          </table:table-cell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time-style style:name="N112">
      <number:minutes number:style="long"/>
      <number:text>:</number:text>
      <number:seconds number:style="long"/>
    </number:time-style>
    <style:style style:name="Default" style:family="table-cell">
      <style:table-cell-properties fo:background-color="#000000" style:diagonal-bl-tr="none" style:diagonal-tl-br="none" fo:border="none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VEN" style:family="table-cell" style:parent-style-name="Default">
      <style:table-cell-properties fo:background-color="#333333" style:diagonal-bl-tr="none" style:diagonal-tl-br="none"/>
      <style:text-properties style:use-window-font-color="true"/>
    </style:style>
    <style:style style:name="ODD" style:family="table-cell" style:parent-style-name="Default">
      <style:table-cell-properties fo:background-color="#1c1c1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6:44:33.698437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0:56:49.426541152</meta:creation-date>
    <meta:generator>LibreOffice/6.4.7.2$Linux_X86_64 LibreOffice_project/40$Build-2</meta:generator>
    <dc:date>2021-12-02T16:45:03.911482753</dc:date>
    <meta:editing-duration>PT9H16M18S</meta:editing-duration>
    <meta:editing-cycles>53</meta:editing-cycles>
    <meta:document-statistic meta:table-count="2" meta:cell-count="1235" meta:object-count="0"/>
  </office:meta>
</office:document-meta>
</file>